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ce style:name="Times New Roman1" svg:font-family="'Times New Roman'"/>
    <style:font-face style:name="Times" svg:font-family="Times, &amp;apos, 'Times New Roman&amp;apos'"/>
    <style:font-face style:name="Arial Narrow" svg:font-family="'Arial Narrow'" style:font-family-generic="roman"/>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16.727cm" fo:margin-left="-0.217cm" fo:margin-right="0cm" table:align="margins"/>
    </style:style>
    <style:style style:name="Table0.A" style:family="table-column">
      <style:table-column-properties style:column-width="3.649cm" style:rel-column-width="14301*"/>
    </style:style>
    <style:style style:name="Table0.B" style:family="table-column">
      <style:table-column-properties style:column-width="1.977cm" style:rel-column-width="7746*"/>
    </style:style>
    <style:style style:name="Table0.C" style:family="table-column">
      <style:table-column-properties style:column-width="8.371cm" style:rel-column-width="32800*"/>
    </style:style>
    <style:style style:name="Table0.D" style:family="table-column">
      <style:table-column-properties style:column-width="2.729cm" style:rel-column-width="10688*"/>
    </style:style>
    <style:style style:name="Table0.1" style:family="table-row">
      <style:table-row-properties fo:keep-together="auto"/>
    </style:style>
    <style:style style:name="Table0.A1" style:family="table-cell">
      <style:table-cell-properties fo:padding="0.097cm" fo:border="none"/>
    </style:style>
    <style:style style:name="Tabla2" style:family="table">
      <style:table-properties style:width="17.013cm" table:align="left" style:may-break-between-rows="false" style:writing-mode="lr-tb"/>
    </style:style>
    <style:style style:name="Tabla2.A" style:family="table-column">
      <style:table-column-properties style:column-width="3.307cm"/>
    </style:style>
    <style:style style:name="Tabla2.B" style:family="table-column">
      <style:table-column-properties style:column-width="13.7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013cm" table:align="left" style:may-break-between-rows="false" style:writing-mode="lr-tb"/>
    </style:style>
    <style:style style:name="Tabla1.A" style:family="table-column">
      <style:table-column-properties style:column-width="3.307cm"/>
    </style:style>
    <style:style style:name="Tabla1.B" style:family="table-column">
      <style:table-column-properties style:column-width="13.7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013cm" table:align="left" style:may-break-between-rows="false" style:writing-mode="lr-tb"/>
    </style:style>
    <style:style style:name="Tabla3.A" style:family="table-column">
      <style:table-column-properties style:column-width="3.307cm"/>
    </style:style>
    <style:style style:name="Tabla3.B" style:family="table-column">
      <style:table-column-properties style:column-width="13.705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table:align="left" style:may-break-between-rows="false" style:writing-mode="lr-tb"/>
    </style:style>
    <style:style style:name="Tabla4.A" style:family="table-column">
      <style:table-column-properties style:column-width="3.307cm"/>
    </style:style>
    <style:style style:name="Tabla4.B" style:family="table-column">
      <style:table-column-properties style:column-width="13.705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013cm" table:align="left" style:may-break-between-rows="false" style:writing-mode="lr-tb"/>
    </style:style>
    <style:style style:name="Tabla5.A" style:family="table-column">
      <style:table-column-properties style:column-width="3.307cm"/>
    </style:style>
    <style:style style:name="Tabla5.B" style:family="table-column">
      <style:table-column-properties style:column-width="13.70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7.013cm" table:align="left" style:may-break-between-rows="false" style:writing-mode="lr-tb"/>
    </style:style>
    <style:style style:name="Tabla7.A" style:family="table-column">
      <style:table-column-properties style:column-width="3.307cm"/>
    </style:style>
    <style:style style:name="Tabla7.B" style:family="table-column">
      <style:table-column-properties style:column-width="13.70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17.013cm" table:align="left" style:may-break-between-rows="false" style:writing-mode="lr-tb"/>
    </style:style>
    <style:style style:name="Tabla6.A" style:family="table-column">
      <style:table-column-properties style:column-width="3.307cm"/>
    </style:style>
    <style:style style:name="Tabla6.B" style:family="table-column">
      <style:table-column-properties style:column-width="13.70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8" style:family="table">
      <style:table-properties style:width="17.013cm" table:align="left" style:may-break-between-rows="false" style:writing-mode="lr-tb"/>
    </style:style>
    <style:style style:name="Tabla8.A" style:family="table-column">
      <style:table-column-properties style:column-width="3.307cm"/>
    </style:style>
    <style:style style:name="Tabla8.B" style:family="table-column">
      <style:table-column-properties style:column-width="13.705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0.423cm" fo:text-align="center" style:justify-single-word="false">
        <style:tab-stops>
          <style:tab-stop style:position="8.255cm" style:type="center"/>
          <style:tab-stop style:position="16.51cm" style:type="right"/>
        </style:tab-stops>
      </style:paragraph-properties>
      <style:text-properties style:font-name="Times" fo:font-size="10pt" fo:font-style="italic" fo:font-weight="bold" style:font-name-asian="Times" style:font-size-asian="10pt" style:font-style-asian="italic" style:font-weight-asian="bold" style:font-name-complex="Times" style:font-size-complex="10pt" style:font-style-complex="italic" style:font-weight-complex="bold"/>
    </style:style>
    <style:style style:name="P2" style:family="paragraph" style:parent-style-name="Standard">
      <style:paragraph-properties fo:line-height="0.423cm" fo:text-align="start"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3" style:family="paragraph" style:parent-style-name="Standard">
      <style:paragraph-properties fo:line-height="0.423cm" fo:text-align="start" style:justify-single-word="false"/>
      <style:text-properties style:font-name="Times" fo:font-size="12pt" style:font-name-asian="Times" style:font-size-asian="12pt" style:font-name-complex="Times" style:font-size-complex="12pt"/>
    </style:style>
    <style:style style:name="P4" style:family="paragraph" style:parent-style-name="Standard">
      <style:paragraph-properties fo:text-align="start" style:justify-single-word="false"/>
      <style:text-properties style:font-name="Times" fo:font-size="18pt" fo:font-weight="bold" officeooo:paragraph-rsid="000a49b0" style:font-name-asian="Times" style:font-size-asian="18pt" style:font-weight-asian="bold" style:font-name-complex="Times" style:font-size-complex="18pt" style:font-weight-complex="bold"/>
    </style:style>
    <style:style style:name="P5" style:family="paragraph" style:parent-style-name="Standard">
      <style:paragraph-properties fo:line-height="0.423cm" fo:text-align="start" style:justify-single-word="false"/>
    </style:style>
    <style:style style:name="P6" style:family="paragraph" style:parent-style-name="Standard">
      <style:paragraph-properties fo:text-align="start" style:justify-single-word="false"/>
      <style:text-properties style:font-name="Liberation Serif1" fo:font-size="12pt" style:font-name-asian="Liberation Serif1" style:font-size-asian="12pt" style:font-name-complex="Liberation Serif1" style:font-size-complex="12pt"/>
    </style:style>
    <style:style style:name="P7" style:family="paragraph" style:parent-style-name="Standard">
      <style:paragraph-properties fo:line-height="0.423cm" fo:text-align="start" style:justify-single-word="false"/>
      <style:text-properties style:font-name="Liberation Serif1" fo:font-size="12pt" officeooo:paragraph-rsid="000a49b0" style:font-name-asian="Liberation Serif1" style:font-size-asian="12pt" style:font-name-complex="Liberation Serif1" style:font-size-complex="12pt"/>
    </style:style>
    <style:style style:name="P8" style:family="paragraph" style:parent-style-name="Standard">
      <style:paragraph-properties fo:line-height="0.423cm" fo:text-align="start"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line-height="0.423cm" fo:text-align="start" style:justify-single-word="false"/>
      <style:text-properties style:font-name="Arial" fo:font-size="11pt" style:font-name-asian="Arial" style:font-size-asian="11pt" style:font-name-complex="Arial" style:font-size-complex="11pt"/>
    </style:style>
    <style:style style:name="P10" style:family="paragraph" style:parent-style-name="Standard">
      <style:text-properties officeooo:paragraph-rsid="000a49b0"/>
    </style:style>
    <style:style style:name="P11" style:family="paragraph" style:parent-style-name="Standard">
      <style:text-properties officeooo:paragraph-rsid="000ac500"/>
    </style:style>
    <style:style style:name="P12" style:family="paragraph" style:parent-style-name="Standard">
      <style:paragraph-properties fo:margin-top="0.494cm" fo:margin-bottom="0.494cm" style:contextual-spacing="false" style:line-height-at-least="0.423cm" fo:text-align="start" style:justify-single-word="false"/>
      <style:text-properties style:font-name="Times" fo:font-size="14pt" fo:font-weight="bold" style:font-name-asian="Times" style:font-size-asian="14pt" style:font-weight-asian="bold" style:font-name-complex="Times" style:font-size-complex="14pt" style:font-weight-complex="bold"/>
    </style:style>
    <style:style style:name="P13" style:family="paragraph" style:parent-style-name="Standard">
      <style:paragraph-properties fo:margin-top="0.494cm" fo:margin-bottom="0.494cm" style:contextual-spacing="false" style:line-height-at-least="0.423cm" fo:text-align="start"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4" style:family="paragraph" style:parent-style-name="Table_20_Contents">
      <style:text-properties officeooo:rsid="0017c63a" officeooo:paragraph-rsid="000a49b0"/>
    </style:style>
    <style:style style:name="P15" style:family="paragraph" style:parent-style-name="Table_20_Contents">
      <style:text-properties officeooo:rsid="0017c63a" officeooo:paragraph-rsid="000ac500"/>
    </style:style>
    <style:style style:name="P16" style:family="paragraph" style:parent-style-name="Table_20_Contents">
      <style:text-properties officeooo:rsid="000a49b0" officeooo:paragraph-rsid="000a49b0"/>
    </style:style>
    <style:style style:name="P17" style:family="paragraph" style:parent-style-name="Table_20_Contents">
      <style:text-properties officeooo:rsid="000a49b0" officeooo:paragraph-rsid="000ac500"/>
    </style:style>
    <style:style style:name="P18" style:family="paragraph" style:parent-style-name="Table_20_Contents">
      <style:text-properties officeooo:rsid="000ac500" officeooo:paragraph-rsid="000ac500"/>
    </style:style>
    <style:style style:name="P19" style:family="paragraph" style:parent-style-name="Standard">
      <style:paragraph-properties fo:margin-top="0.423cm" fo:margin-bottom="1.27cm" style:contextual-spacing="false" fo:line-height="100%" fo:text-align="end" style:justify-single-word="false"/>
      <style:text-properties style:font-name="Arial" fo:font-size="32pt" fo:font-weight="bold" style:font-name-asian="Arial" style:font-size-asian="32pt" style:font-weight-asian="bold" style:font-name-complex="Arial" style:font-size-complex="32pt" style:font-weight-complex="bold"/>
    </style:style>
    <style:style style:name="P20" style:family="paragraph" style:parent-style-name="Standard">
      <style:paragraph-properties fo:margin-top="0.423cm" fo:margin-bottom="1.27cm" style:contextual-spacing="false" fo:line-height="100%" fo:text-align="end"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21" style:family="paragraph" style:parent-style-name="Standard">
      <style:paragraph-properties fo:margin-top="0.423cm" fo:margin-bottom="1.27cm" style:contextual-spacing="false" fo:line-height="100%" fo:text-align="end"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22" style:family="paragraph" style:parent-style-name="Standard">
      <style:paragraph-properties fo:margin-top="0cm" fo:margin-bottom="0.706cm" style:contextual-spacing="false" fo:line-height="100%" fo:text-align="end" style:justify-single-word="false"/>
      <style:text-properties style:font-name="Arial" fo:font-size="20pt" fo:font-weight="bold" style:font-name-asian="Arial" style:font-size-asian="20pt" style:font-weight-asian="bold" style:font-name-complex="Arial" style:font-size-complex="20pt" style:font-weight-complex="bold"/>
    </style:style>
    <style:style style:name="P23" style:family="paragraph" style:parent-style-name="Standard">
      <style:paragraph-properties fo:text-align="start" style:justify-single-word="false" fo:break-before="page"/>
      <style:text-properties style:font-name="Liberation Serif1" fo:font-size="12pt" style:font-name-asian="Liberation Serif1" style:font-size-asian="12pt" style:font-name-complex="Liberation Serif1" style:font-size-complex="12pt"/>
    </style:style>
    <style:style style:name="P24" style:family="paragraph" style:parent-style-name="Standard">
      <style:paragraph-properties fo:margin-top="0.212cm" fo:margin-bottom="0.423cm" style:contextual-spacing="false" style:line-height-at-least="0.423cm" fo:text-align="start" style:justify-single-word="false"/>
      <style:text-properties style:font-name="Times" fo:font-size="18pt" fo:font-weight="bold" style:font-name-asian="Times" style:font-size-asian="18pt" style:font-weight-asian="bold" style:font-name-complex="Times" style:font-size-complex="18pt" style:font-weight-complex="bold"/>
    </style:style>
    <style:style style:name="P25" style:family="paragraph" style:parent-style-name="Table_20_Contents">
      <style:paragraph-properties fo:margin-top="0.071cm" fo:margin-bottom="0.071cm" style:contextual-spacing="false" fo:line-height="0.423cm" fo:text-align="start"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26" style:family="paragraph" style:parent-style-name="Table_20_Contents">
      <style:paragraph-properties fo:margin-top="0.071cm" fo:margin-bottom="0.071cm" style:contextual-spacing="false" fo:line-height="0.423cm" fo:text-align="start" style:justify-single-word="false"/>
      <style:text-properties style:font-name="Times" fo:font-size="12pt" style:font-name-asian="Times" style:font-size-asian="12pt" style:font-name-complex="Times" style:font-size-complex="12pt"/>
    </style:style>
    <style:style style:name="P27" style:family="paragraph" style:parent-style-name="Standard">
      <style:paragraph-properties fo:margin-top="0.847cm" fo:margin-bottom="0.423cm" style:contextual-spacing="false" style:line-height-at-least="0.423cm" fo:text-align="start" style:justify-single-word="false"/>
      <style:text-properties style:font-name="Times" fo:font-size="18pt" fo:font-weight="bold" style:font-name-asian="Times" style:font-size-asian="18pt" style:font-weight-asian="bold" style:font-name-complex="Times" style:font-size-complex="18pt" style:font-weight-complex="bold"/>
    </style:style>
    <style:style style:name="P28" style:family="paragraph" style:parent-style-name="Standard">
      <style:paragraph-properties fo:margin-left="0.028cm" fo:margin-right="5.985cm" fo:line-height="0.596cm" fo:text-indent="0cm" style:auto-text-indent="false"/>
      <style:text-properties style:font-name="Times New Roman2" fo:font-size="16.5pt" fo:letter-spacing="normal" fo:font-weight="bold" officeooo:paragraph-rsid="000a49b0" style:font-size-asian="16.5pt" style:font-weight-asian="bold"/>
    </style:style>
    <style:style style:name="P29" style:family="paragraph" style:parent-style-name="Standard">
      <style:paragraph-properties fo:margin-left="0.028cm" fo:margin-right="5.985cm" fo:line-height="0.455cm" fo:text-indent="0cm" style:auto-text-indent="false"/>
      <style:text-properties style:font-name="Arial Narrow" fo:font-size="13pt" officeooo:paragraph-rsid="000a49b0" style:font-size-asian="13pt"/>
    </style:style>
    <style:style style:name="P30" style:family="paragraph" style:parent-style-name="Standard">
      <style:paragraph-properties fo:margin-left="0.028cm" fo:margin-right="0.074cm" fo:line-height="0.457cm" fo:text-indent="0cm" style:auto-text-indent="false"/>
      <style:text-properties officeooo:paragraph-rsid="000a49b0"/>
    </style:style>
    <style:style style:name="P31" style:family="paragraph" style:parent-style-name="Standard">
      <style:paragraph-properties fo:margin-left="0.028cm" fo:margin-right="6.311cm" fo:line-height="1.143cm" fo:text-indent="0cm" style:auto-text-indent="false"/>
      <style:text-properties style:font-name="Times New Roman2" fo:font-size="16.5pt" fo:letter-spacing="normal" fo:font-weight="bold" officeooo:paragraph-rsid="000a49b0" style:font-size-asian="16.5pt" style:font-weight-asian="bold"/>
    </style:style>
    <style:style style:name="P32" style:family="paragraph" style:parent-style-name="Standard">
      <style:paragraph-properties fo:margin-left="0.028cm" fo:margin-right="6.311cm" fo:line-height="0.439cm" fo:text-indent="0cm" style:auto-text-indent="false"/>
      <style:text-properties style:font-name="Arial Narrow" fo:font-size="12.5pt" officeooo:paragraph-rsid="000a49b0" style:font-size-asian="12.5pt"/>
    </style:style>
    <style:style style:name="P33" style:family="paragraph" style:parent-style-name="Standard">
      <style:paragraph-properties fo:margin-left="0.028cm" fo:margin-right="4.068cm" fo:line-height="0.482cm" fo:text-indent="0cm" style:auto-text-indent="false"/>
      <style:text-properties style:font-name="Times New Roman2" fo:font-size="11pt" fo:letter-spacing="-0.004cm" officeooo:paragraph-rsid="000a49b0" style:font-size-asian="11pt"/>
    </style:style>
    <style:style style:name="P34" style:family="paragraph" style:parent-style-name="Standard">
      <style:paragraph-properties fo:margin-left="0.028cm" fo:margin-right="5.779cm" fo:line-height="1.143cm" fo:text-indent="0cm" style:auto-text-indent="false"/>
      <style:text-properties style:font-name="Times New Roman2" fo:font-size="16.5pt" fo:letter-spacing="normal" fo:font-weight="bold" officeooo:paragraph-rsid="000a49b0" style:font-size-asian="16.5pt" style:font-weight-asian="bold"/>
    </style:style>
    <style:style style:name="P35" style:family="paragraph" style:parent-style-name="Standard">
      <style:paragraph-properties fo:margin-left="0.028cm" fo:margin-right="5.779cm" fo:line-height="0.455cm" fo:text-indent="0cm" style:auto-text-indent="false"/>
      <style:text-properties style:font-name="Arial Narrow" fo:font-size="13pt" officeooo:paragraph-rsid="000a49b0" style:font-size-asian="13pt"/>
    </style:style>
    <style:style style:name="P36" style:family="paragraph" style:parent-style-name="Standard">
      <style:paragraph-properties fo:margin-left="0.028cm" fo:margin-right="1.155cm" fo:line-height="0.457cm" fo:text-indent="0cm" style:auto-text-indent="false"/>
      <style:text-properties style:font-name="Times New Roman2" fo:font-size="11pt" fo:letter-spacing="-0.004cm" officeooo:paragraph-rsid="000a49b0" style:font-size-asian="11pt"/>
    </style:style>
    <style:style style:name="P37" style:family="paragraph" style:parent-style-name="Standard">
      <style:paragraph-properties fo:margin-left="0.028cm" fo:margin-right="6.83cm" fo:line-height="1.143cm" fo:text-indent="0cm" style:auto-text-indent="false"/>
      <style:text-properties officeooo:paragraph-rsid="000a49b0"/>
    </style:style>
    <style:style style:name="P38" style:family="paragraph" style:parent-style-name="Standard">
      <style:paragraph-properties fo:margin-left="0.028cm" fo:margin-right="6.83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39" style:family="paragraph" style:parent-style-name="Standard">
      <style:paragraph-properties fo:margin-left="0.028cm" fo:margin-right="0.997cm" fo:line-height="0.466cm" fo:text-indent="0cm" style:auto-text-indent="false"/>
      <style:text-properties style:font-name="Times New Roman2" fo:font-size="11pt" fo:letter-spacing="-0.004cm" officeooo:paragraph-rsid="000a49b0" style:font-size-asian="11pt"/>
    </style:style>
    <style:style style:name="P40" style:family="paragraph" style:parent-style-name="Standard">
      <style:paragraph-properties fo:margin-left="0.028cm" fo:margin-right="8.363cm" fo:line-height="0.466cm" fo:text-indent="0cm" style:auto-text-indent="false"/>
      <style:text-properties style:font-name="Times New Roman2" fo:font-size="11pt" fo:letter-spacing="-0.005cm" officeooo:paragraph-rsid="000a49b0" style:font-size-asian="11pt"/>
    </style:style>
    <style:style style:name="P41" style:family="paragraph" style:parent-style-name="Standard">
      <style:paragraph-properties fo:margin-left="0.028cm" fo:margin-right="8.363cm" fo:line-height="0.457cm" fo:text-indent="0cm" style:auto-text-indent="false"/>
      <style:text-properties style:font-name="Arial Narrow" fo:font-size="13pt" officeooo:paragraph-rsid="000a49b0" style:font-size-asian="13pt"/>
    </style:style>
    <style:style style:name="P42" style:family="paragraph" style:parent-style-name="Standard">
      <style:paragraph-properties fo:margin-left="0.028cm" fo:margin-right="2.736cm" fo:line-height="0.457cm" fo:text-indent="0cm" style:auto-text-indent="false"/>
      <style:text-properties officeooo:paragraph-rsid="000a49b0"/>
    </style:style>
    <style:style style:name="P43" style:family="paragraph" style:parent-style-name="Standard">
      <style:paragraph-properties fo:margin-left="0.028cm" fo:margin-right="0.083cm" fo:line-height="0.448cm" fo:text-indent="0cm" style:auto-text-indent="false"/>
      <style:text-properties officeooo:paragraph-rsid="000a49b0"/>
    </style:style>
    <style:style style:name="P44" style:family="paragraph" style:parent-style-name="Standard">
      <style:paragraph-properties fo:margin-left="0.028cm" fo:margin-right="0.083cm" fo:line-height="0.448cm" fo:text-indent="0cm" style:auto-text-indent="false"/>
      <style:text-properties style:font-name="Times New Roman2" fo:font-size="11pt" fo:letter-spacing="normal" officeooo:paragraph-rsid="000a49b0" style:font-size-asian="11pt"/>
    </style:style>
    <style:style style:name="P45" style:family="paragraph" style:parent-style-name="Standard">
      <style:paragraph-properties fo:margin-left="0.028cm" fo:margin-right="6.394cm" fo:line-height="0.596cm" fo:text-indent="0cm" style:auto-text-indent="false"/>
      <style:text-properties style:font-name="Times New Roman2" fo:font-size="16.5pt" fo:letter-spacing="normal" fo:font-weight="bold" officeooo:paragraph-rsid="000a49b0" style:font-size-asian="16.5pt" style:font-weight-asian="bold"/>
    </style:style>
    <style:style style:name="P46" style:family="paragraph" style:parent-style-name="Standard">
      <style:paragraph-properties fo:margin-left="0.028cm" fo:margin-right="6.394cm" fo:line-height="0.351cm" fo:text-indent="0cm" style:auto-text-indent="false"/>
      <style:text-properties style:font-name="Arial Narrow" fo:font-size="10pt" officeooo:paragraph-rsid="000a49b0" style:font-size-asian="10pt"/>
    </style:style>
    <style:style style:name="P47" style:family="paragraph" style:parent-style-name="Standard">
      <style:paragraph-properties fo:margin-left="0.028cm" fo:margin-right="6.394cm" fo:line-height="0.423cm" fo:text-indent="0cm" style:auto-text-indent="false"/>
      <style:text-properties style:font-name="Arial Narrow" fo:font-size="12pt" officeooo:paragraph-rsid="000a49b0" style:font-size-asian="12pt"/>
    </style:style>
    <style:style style:name="P48" style:family="paragraph" style:parent-style-name="Standard">
      <style:paragraph-properties fo:margin-left="0.028cm" fo:margin-right="5.685cm" fo:line-height="0.596cm" fo:text-indent="0cm" style:auto-text-indent="false"/>
      <style:text-properties officeooo:paragraph-rsid="000a49b0"/>
    </style:style>
    <style:style style:name="P49" style:family="paragraph" style:parent-style-name="Standard">
      <style:paragraph-properties fo:margin-left="0.028cm" fo:margin-right="5.685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50" style:family="paragraph" style:parent-style-name="Standard">
      <style:paragraph-properties fo:margin-left="0.028cm" fo:margin-right="0.079cm" fo:line-height="0.466cm" fo:text-indent="0cm" style:auto-text-indent="false"/>
      <style:text-properties style:font-name="Times New Roman2" fo:font-size="11pt" fo:letter-spacing="normal" officeooo:paragraph-rsid="000a49b0" style:font-size-asian="11pt"/>
    </style:style>
    <style:style style:name="P51" style:family="paragraph" style:parent-style-name="Standard">
      <style:paragraph-properties fo:margin-left="0.028cm" fo:margin-right="0.078cm" fo:line-height="0.464cm" fo:text-indent="0cm" style:auto-text-indent="false"/>
      <style:text-properties style:font-name="Times New Roman2" fo:font-size="11pt" fo:letter-spacing="0.004cm" officeooo:paragraph-rsid="000a49b0" style:font-size-asian="11pt"/>
    </style:style>
    <style:style style:name="P52" style:family="paragraph" style:parent-style-name="Standard">
      <style:paragraph-properties fo:margin-left="0.028cm" fo:margin-right="0.078cm" fo:line-height="0.457cm" fo:text-indent="0cm" style:auto-text-indent="false"/>
      <style:text-properties officeooo:paragraph-rsid="000a49b0"/>
    </style:style>
    <style:style style:name="P53" style:family="paragraph" style:parent-style-name="Standard">
      <style:paragraph-properties fo:margin-left="0.028cm" fo:margin-right="10.576cm" fo:line-height="0.448cm" fo:text-indent="0cm" style:auto-text-indent="false"/>
      <style:text-properties style:font-name="Times New Roman2" fo:font-size="11pt" fo:letter-spacing="-0.009cm" officeooo:paragraph-rsid="000a49b0" style:font-size-asian="11pt"/>
    </style:style>
    <style:style style:name="P54" style:family="paragraph" style:parent-style-name="Standard">
      <style:paragraph-properties fo:margin-left="0.028cm" fo:margin-right="4.537cm" fo:line-height="1.143cm" fo:text-indent="0cm" style:auto-text-indent="false"/>
      <style:text-properties officeooo:paragraph-rsid="000a49b0"/>
    </style:style>
    <style:style style:name="P55" style:family="paragraph" style:parent-style-name="Standard">
      <style:paragraph-properties fo:margin-left="0.028cm" fo:margin-right="4.537cm" fo:line-height="0.473cm" fo:text-indent="0cm" style:auto-text-indent="false">
        <style:tab-stops>
          <style:tab-stop style:position="2.362cm"/>
        </style:tab-stops>
      </style:paragraph-properties>
      <style:text-properties style:font-name="Arial Narrow" fo:font-size="13.5pt" officeooo:paragraph-rsid="000a49b0" style:font-size-asian="13.5pt"/>
    </style:style>
    <style:style style:name="P56" style:family="paragraph" style:parent-style-name="Standard">
      <style:paragraph-properties fo:margin-left="0.028cm" fo:margin-right="3.216cm" fo:line-height="0.626cm" fo:text-indent="0cm" style:auto-text-indent="false"/>
      <style:text-properties officeooo:paragraph-rsid="000a49b0"/>
    </style:style>
    <style:style style:name="P57" style:family="paragraph" style:parent-style-name="Standard">
      <style:paragraph-properties fo:margin-left="0.028cm" fo:margin-right="3.216cm" fo:line-height="0.464cm" fo:text-indent="0cm" style:auto-text-indent="false">
        <style:tab-stops>
          <style:tab-stop style:position="2.362cm"/>
        </style:tab-stops>
      </style:paragraph-properties>
      <style:text-properties style:font-name="Arial Narrow" fo:font-size="13pt" officeooo:paragraph-rsid="000a49b0" style:font-size-asian="13pt"/>
    </style:style>
    <style:style style:name="P58" style:family="paragraph" style:parent-style-name="Standard">
      <style:paragraph-properties fo:margin-left="0.028cm" fo:margin-right="4.872cm" fo:line-height="1.134cm" fo:text-indent="0cm" style:auto-text-indent="false"/>
      <style:text-properties officeooo:paragraph-rsid="000a49b0"/>
    </style:style>
    <style:style style:name="P59" style:family="paragraph" style:parent-style-name="Standard">
      <style:paragraph-properties fo:margin-left="0.028cm" fo:margin-right="4.872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60" style:family="paragraph" style:parent-style-name="Standard">
      <style:paragraph-properties fo:margin-left="0.028cm" fo:margin-right="8.56cm" fo:line-height="0.397cm" fo:text-indent="0cm" style:auto-text-indent="false"/>
      <style:text-properties style:font-name="Times New Roman2" fo:font-size="11pt" fo:letter-spacing="-0.007cm" officeooo:paragraph-rsid="000a49b0" style:font-size-asian="11pt"/>
    </style:style>
    <style:style style:name="P61" style:family="paragraph" style:parent-style-name="Standard">
      <style:paragraph-properties fo:margin-left="0.028cm" fo:margin-right="5.281cm" fo:line-height="1.143cm" fo:text-indent="0cm" style:auto-text-indent="false"/>
      <style:text-properties officeooo:paragraph-rsid="000a49b0"/>
    </style:style>
    <style:style style:name="P62" style:family="paragraph" style:parent-style-name="Standard">
      <style:paragraph-properties fo:margin-left="0.028cm" fo:margin-right="5.281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63" style:family="paragraph" style:parent-style-name="Standard">
      <style:paragraph-properties fo:margin-left="0.028cm" fo:margin-right="5.729cm" fo:line-height="1.134cm" fo:text-indent="0cm" style:auto-text-indent="false"/>
      <style:text-properties officeooo:paragraph-rsid="000a49b0"/>
    </style:style>
    <style:style style:name="P64" style:family="paragraph" style:parent-style-name="Standard">
      <style:paragraph-properties fo:margin-left="0.028cm" fo:margin-right="5.729cm" fo:line-height="0.464cm" fo:text-indent="0cm" style:auto-text-indent="false">
        <style:tab-stops>
          <style:tab-stop style:position="2.362cm"/>
        </style:tab-stops>
      </style:paragraph-properties>
      <style:text-properties style:font-name="Arial Narrow" fo:font-size="13pt" officeooo:paragraph-rsid="000a49b0" style:font-size-asian="13pt"/>
    </style:style>
    <style:style style:name="P65" style:family="paragraph" style:parent-style-name="Standard">
      <style:paragraph-properties fo:margin-left="0.028cm" fo:margin-right="5.161cm" fo:line-height="1.143cm" fo:text-indent="0cm" style:auto-text-indent="false"/>
      <style:text-properties officeooo:paragraph-rsid="000a49b0"/>
    </style:style>
    <style:style style:name="P66" style:family="paragraph" style:parent-style-name="Standard">
      <style:paragraph-properties fo:margin-left="0.028cm" fo:margin-right="5.161cm" fo:line-height="0.455cm" fo:text-indent="0cm" style:auto-text-indent="false">
        <style:tab-stops>
          <style:tab-stop style:position="2.362cm"/>
        </style:tab-stops>
      </style:paragraph-properties>
      <style:text-properties style:font-name="Arial Narrow" fo:font-size="13pt" officeooo:paragraph-rsid="000a49b0" style:font-size-asian="13pt"/>
    </style:style>
    <style:style style:name="P67" style:family="paragraph" style:parent-style-name="Standard">
      <style:paragraph-properties fo:margin-left="0.028cm" fo:margin-right="0.316cm" fo:line-height="0.457cm" fo:text-indent="0cm" style:auto-text-indent="false"/>
      <style:text-properties officeooo:paragraph-rsid="000a49b0"/>
    </style:style>
    <style:style style:name="P68" style:family="paragraph" style:parent-style-name="Standard">
      <style:paragraph-properties fo:margin-left="0.028cm" fo:margin-right="5.808cm" fo:line-height="1.143cm" fo:text-indent="0cm" style:auto-text-indent="false"/>
      <style:text-properties officeooo:paragraph-rsid="000a49b0"/>
    </style:style>
    <style:style style:name="P69" style:family="paragraph" style:parent-style-name="Standard">
      <style:paragraph-properties fo:margin-left="0.028cm" fo:margin-right="5.808cm" fo:line-height="0.524cm" fo:text-indent="0cm" style:auto-text-indent="false">
        <style:tab-stops>
          <style:tab-stop style:position="2.362cm"/>
        </style:tab-stops>
      </style:paragraph-properties>
      <style:text-properties style:font-name="Arial Narrow" fo:font-size="15pt" officeooo:paragraph-rsid="000a49b0" style:font-size-asian="15pt"/>
    </style:style>
    <style:style style:name="P70" style:family="paragraph" style:parent-style-name="Standard">
      <style:paragraph-properties fo:margin-left="0.028cm" fo:margin-right="6.195cm" fo:line-height="0.397cm" fo:text-indent="0cm" style:auto-text-indent="false"/>
      <style:text-properties style:font-name="Times New Roman2" fo:font-size="11pt" fo:letter-spacing="-0.005cm" officeooo:paragraph-rsid="000a49b0" style:font-size-asian="11pt"/>
    </style:style>
    <style:style style:name="P71" style:family="paragraph" style:parent-style-name="Standard">
      <style:paragraph-properties fo:margin-left="0.028cm" fo:margin-right="4.043cm" fo:line-height="1.134cm" fo:text-indent="0cm" style:auto-text-indent="false"/>
      <style:text-properties officeooo:paragraph-rsid="000a49b0"/>
    </style:style>
    <style:style style:name="P72" style:family="paragraph" style:parent-style-name="Standard">
      <style:paragraph-properties fo:margin-left="0.028cm" fo:margin-right="4.043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73" style:family="paragraph" style:parent-style-name="Standard">
      <style:paragraph-properties fo:margin-left="0.028cm" fo:margin-right="0.753cm" fo:line-height="0.464cm" fo:text-indent="0cm" style:auto-text-indent="false"/>
      <style:text-properties style:font-name="Times New Roman2" fo:font-size="11pt" fo:letter-spacing="-0.004cm" officeooo:paragraph-rsid="000a49b0" style:font-size-asian="11pt"/>
    </style:style>
    <style:style style:name="P74" style:family="paragraph" style:parent-style-name="Standard">
      <style:paragraph-properties fo:margin-left="0.028cm" fo:margin-right="0.215cm" fo:line-height="0.464cm" fo:text-indent="0cm" style:auto-text-indent="false"/>
      <style:text-properties style:font-name="Times New Roman2" fo:font-size="11pt" fo:letter-spacing="-0.004cm" officeooo:paragraph-rsid="000a49b0" style:font-size-asian="11pt"/>
    </style:style>
    <style:style style:name="P75" style:family="paragraph" style:parent-style-name="Standard">
      <style:paragraph-properties fo:margin-left="0.028cm" fo:margin-right="0.42cm" fo:line-height="0.448cm" fo:text-indent="0cm" style:auto-text-indent="false"/>
      <style:text-properties style:font-name="Times New Roman2" fo:font-size="11pt" fo:letter-spacing="-0.004cm" officeooo:paragraph-rsid="000a49b0" style:font-size-asian="11pt"/>
    </style:style>
    <style:style style:name="P76" style:family="paragraph" style:parent-style-name="Standard">
      <style:paragraph-properties fo:margin-left="0.028cm" fo:margin-right="8.07cm" fo:line-height="0.466cm" fo:text-indent="0cm" style:auto-text-indent="false"/>
      <style:text-properties style:font-name="Times New Roman2" fo:font-size="11pt" fo:letter-spacing="-0.005cm" officeooo:paragraph-rsid="000a49b0" style:font-size-asian="11pt"/>
    </style:style>
    <style:style style:name="P77" style:family="paragraph" style:parent-style-name="Standard">
      <style:paragraph-properties fo:margin-left="0.028cm" fo:margin-right="3.821cm" fo:line-height="1.134cm" fo:text-indent="0cm" style:auto-text-indent="false"/>
      <style:text-properties officeooo:paragraph-rsid="000a49b0"/>
    </style:style>
    <style:style style:name="P78" style:family="paragraph" style:parent-style-name="Standard">
      <style:paragraph-properties fo:margin-left="0.028cm" fo:margin-right="3.821cm" fo:line-height="0.446cm" fo:text-indent="0cm" style:auto-text-indent="false">
        <style:tab-stops>
          <style:tab-stop style:position="2.362cm"/>
        </style:tab-stops>
      </style:paragraph-properties>
      <style:text-properties style:font-name="Arial Narrow" fo:font-size="12.5pt" officeooo:paragraph-rsid="000a49b0" style:font-size-asian="12.5pt"/>
    </style:style>
    <style:style style:name="P79" style:family="paragraph" style:parent-style-name="Standard">
      <style:paragraph-properties fo:margin-left="0.028cm" fo:margin-right="0.436cm" fo:line-height="0.466cm" fo:text-indent="0cm" style:auto-text-indent="false"/>
      <style:text-properties style:font-name="Times New Roman2" fo:font-size="11pt" fo:letter-spacing="-0.004cm" officeooo:paragraph-rsid="000a49b0" style:font-size-asian="11pt"/>
    </style:style>
    <style:style style:name="P80" style:family="paragraph" style:parent-style-name="Standard">
      <style:paragraph-properties fo:margin-left="0.028cm" fo:margin-right="0.168cm" fo:line-height="0.448cm" fo:text-indent="0cm" style:auto-text-indent="false"/>
      <style:text-properties style:font-name="Times New Roman2" fo:font-size="11pt" fo:letter-spacing="-0.004cm" officeooo:paragraph-rsid="000a49b0" style:font-size-asian="11pt"/>
    </style:style>
    <style:style style:name="P81" style:family="paragraph" style:parent-style-name="Standard">
      <style:paragraph-properties fo:margin-left="0.028cm" fo:margin-right="6.479cm" fo:line-height="0.36cm" fo:text-indent="0cm" style:auto-text-indent="false"/>
      <style:text-properties style:font-name="Arial Narrow" fo:font-size="10pt" officeooo:paragraph-rsid="000a49b0" style:font-size-asian="10pt"/>
    </style:style>
    <style:style style:name="P82" style:family="paragraph" style:parent-style-name="Standard">
      <style:paragraph-properties fo:margin-left="0.028cm" fo:margin-right="6.479cm" fo:line-height="0.423cm" fo:text-indent="0cm" style:auto-text-indent="false"/>
      <style:text-properties style:font-name="Arial Narrow" fo:font-size="12pt" officeooo:paragraph-rsid="000a49b0" style:font-size-asian="12pt"/>
    </style:style>
    <style:style style:name="P83" style:family="paragraph" style:parent-style-name="Standard">
      <style:paragraph-properties fo:margin-left="0.028cm" fo:margin-right="3.537cm" fo:line-height="0.596cm" fo:text-indent="0cm" style:auto-text-indent="false"/>
      <style:text-properties style:font-name="Times New Roman2" fo:font-size="16.5pt" fo:letter-spacing="-0.002cm" fo:font-weight="bold" officeooo:paragraph-rsid="000a49b0" style:font-size-asian="16.5pt" style:font-weight-asian="bold"/>
    </style:style>
    <style:style style:name="P84" style:family="paragraph" style:parent-style-name="Standard">
      <style:paragraph-properties fo:margin-left="0.028cm" fo:margin-right="3.537cm" fo:line-height="0.455cm" fo:text-indent="0cm" style:auto-text-indent="false"/>
      <style:text-properties style:font-name="Arial Narrow" fo:font-size="13pt" officeooo:paragraph-rsid="000a49b0" style:font-size-asian="13pt"/>
    </style:style>
    <style:style style:name="P85" style:family="paragraph" style:parent-style-name="Standard">
      <style:paragraph-properties fo:margin-left="0.028cm" fo:margin-right="1.307cm" fo:line-height="0.457cm" fo:text-indent="0cm" style:auto-text-indent="false"/>
      <style:text-properties officeooo:paragraph-rsid="000a49b0"/>
    </style:style>
    <style:style style:name="P86" style:family="paragraph" style:parent-style-name="Standard">
      <style:paragraph-properties fo:margin-left="0.028cm" fo:margin-right="1.15cm" fo:line-height="0.457cm" fo:text-indent="0cm" style:auto-text-indent="false"/>
      <style:text-properties officeooo:paragraph-rsid="000a49b0"/>
    </style:style>
    <style:style style:name="P87" style:family="paragraph" style:parent-style-name="Standard" style:list-style-name="L1">
      <style:paragraph-properties fo:line-height="0.423cm" fo:text-align="start" style:justify-single-word="false"/>
      <style:text-properties style:font-name="Arial" fo:font-size="11pt" style:font-name-asian="Arial" style:font-size-asian="11pt" style:font-name-complex="Arial" style:font-size-complex="11pt"/>
    </style:style>
    <style:style style:name="P88" style:family="paragraph" style:parent-style-name="Standard" style:list-style-name="L2">
      <style:paragraph-properties fo:line-height="0.482cm"/>
      <style:text-properties officeooo:paragraph-rsid="000a49b0"/>
    </style:style>
    <style:style style:name="P89" style:family="paragraph" style:parent-style-name="Standard" style:list-style-name="L2">
      <style:paragraph-properties fo:line-height="0.482cm"/>
      <style:text-properties officeooo:rsid="000a49b0" officeooo:paragraph-rsid="000a49b0"/>
    </style:style>
    <style:style style:name="P90" style:family="paragraph" style:parent-style-name="Standard" style:master-page-name="Page_20_Style_20_1">
      <style:paragraph-properties fo:margin-top="0.423cm" fo:margin-bottom="0cm" style:contextual-spacing="false" fo:line-height="100%" fo:text-align="end" style:justify-single-word="false" style:page-number="auto"/>
      <style:text-properties style:font-name="Arial" fo:font-size="20pt" fo:font-weight="bold" style:font-name-asian="Arial" style:font-size-asian="20pt" style:font-weight-asian="bold" style:font-name-complex="Arial" style:font-size-complex="20pt" style:font-weight-complex="bold"/>
    </style:style>
    <style:style style:name="P91" style:family="paragraph" style:parent-style-name="Standard">
      <style:paragraph-properties fo:margin-left="0.028cm" fo:margin-right="0.083cm" fo:line-height="0.448cm" fo:text-indent="0cm" style:auto-text-indent="false"/>
      <style:text-properties style:font-name="Times New Roman2" fo:font-size="11pt" fo:letter-spacing="-0.005cm" fo:font-weight="normal" officeooo:rsid="000a49b0" officeooo:paragraph-rsid="000a49b0" style:font-size-asian="11pt" style:font-weight-asian="normal"/>
    </style:style>
    <style:style style:name="P92" style:family="paragraph" style:parent-style-name="Text_20_body">
      <style:text-properties style:font-name="Times New Roman2" fo:font-size="16pt" fo:letter-spacing="-0.005cm" fo:font-weight="bold" officeooo:rsid="000a49b0" officeooo:paragraph-rsid="000a49b0" style:font-size-asian="16pt" style:font-weight-asian="bold" style:font-size-complex="16pt" style:font-weight-complex="bold"/>
    </style:style>
    <style:style style:name="P93" style:family="paragraph" style:parent-style-name="Table_20_Contents">
      <style:text-properties officeooo:rsid="000cb881" officeooo:paragraph-rsid="000cb881"/>
    </style:style>
    <style:style style:name="P94" style:family="paragraph" style:parent-style-name="Heading_20_1">
      <style:text-properties style:font-name="Times New Roman"/>
    </style:style>
    <style:style style:name="P95" style:family="paragraph" style:parent-style-name="Heading_20_1">
      <style:text-properties style:font-name="Times New Roman2" fo:font-size="16pt" fo:letter-spacing="-0.005cm" fo:font-weight="bold" officeooo:rsid="000a49b0" style:font-size-asian="16pt" style:font-weight-asian="bold" style:font-size-complex="16pt" style:font-weight-complex="bold"/>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fo:font-style="italic" style:font-name-asian="Arial" style:font-size-asian="11pt" style:font-style-asian="italic" style:font-name-complex="Arial" style:font-size-complex="11pt" style:font-style-complex="italic"/>
    </style:style>
    <style:style style:name="T3" style:family="text">
      <style:text-properties style:font-name="Arial" fo:font-size="11pt" fo:font-weight="bold" style:font-name-asian="Arial" style:font-size-asian="11pt" style:font-weight-asian="bold" style:font-name-complex="Arial" style:font-size-complex="11pt" style:font-weight-complex="bold"/>
    </style:style>
    <style:style style:name="T4" style:family="text">
      <style:text-properties style:font-name="Times New Roman2" fo:font-size="11pt" fo:letter-spacing="-0.004cm" fo:font-weight="bold" style:font-size-asian="11pt" style:font-weight-asian="bold"/>
    </style:style>
    <style:style style:name="T5" style:family="text">
      <style:text-properties style:font-name="Times New Roman2" fo:font-size="11pt" fo:letter-spacing="-0.004cm" fo:font-weight="bold" officeooo:rsid="000a49b0" style:font-size-asian="11pt" style:font-weight-asian="bold"/>
    </style:style>
    <style:style style:name="T6" style:family="text">
      <style:text-properties style:font-name="Times New Roman2" fo:font-size="11pt" fo:letter-spacing="-0.004cm" style:font-size-asian="11pt"/>
    </style:style>
    <style:style style:name="T7" style:family="text">
      <style:text-properties style:font-name="Times New Roman2" fo:font-size="11pt" fo:letter-spacing="-0.004cm" officeooo:rsid="000a49b0" style:font-size-asian="11pt"/>
    </style:style>
    <style:style style:name="T8" style:family="text">
      <style:text-properties style:font-name="Times New Roman2" fo:font-size="11pt" fo:letter-spacing="-0.004cm" fo:font-weight="normal" style:font-size-asian="11pt" style:font-weight-asian="normal"/>
    </style:style>
    <style:style style:name="T9" style:family="text">
      <style:text-properties style:font-name="Times New Roman2" fo:font-size="11pt" fo:letter-spacing="-0.002cm" style:font-size-asian="11pt"/>
    </style:style>
    <style:style style:name="T10" style:family="text">
      <style:text-properties style:font-name="Times New Roman2" fo:font-size="11pt" fo:letter-spacing="-0.002cm" officeooo:rsid="000a49b0" style:font-size-asian="11pt"/>
    </style:style>
    <style:style style:name="T11" style:family="text">
      <style:text-properties style:font-name="Times New Roman2" fo:font-size="11pt" fo:letter-spacing="normal" style:font-size-asian="11pt"/>
    </style:style>
    <style:style style:name="T12" style:family="text">
      <style:text-properties style:font-name="Times New Roman2" fo:font-size="11pt" fo:letter-spacing="normal" fo:font-weight="normal" officeooo:rsid="000a49b0" style:font-size-asian="11pt" style:font-weight-asian="normal"/>
    </style:style>
    <style:style style:name="T13" style:family="text">
      <style:text-properties style:font-name="Times New Roman2" fo:font-size="11pt" fo:letter-spacing="-0.005cm" style:font-size-asian="11pt"/>
    </style:style>
    <style:style style:name="T14" style:family="text">
      <style:text-properties style:font-name="Times New Roman2" fo:font-size="11pt" fo:letter-spacing="-0.005cm" officeooo:rsid="000a49b0" style:font-size-asian="11pt"/>
    </style:style>
    <style:style style:name="T15" style:family="text">
      <style:text-properties style:font-name="Times New Roman2" fo:font-size="11pt" fo:letter-spacing="-0.005cm" fo:font-weight="normal" style:font-size-asian="11pt" style:font-weight-asian="normal"/>
    </style:style>
    <style:style style:name="T16" style:family="text">
      <style:text-properties style:font-name="Times New Roman2" fo:font-size="11pt" fo:letter-spacing="-0.005cm" fo:font-weight="normal" officeooo:rsid="000a49b0" style:font-size-asian="11pt" style:font-weight-asian="normal"/>
    </style:style>
    <style:style style:name="T17" style:family="text">
      <style:text-properties style:font-name="Times New Roman2" fo:font-size="11pt" fo:letter-spacing="-0.016cm" style:font-size-asian="11pt"/>
    </style:style>
    <style:style style:name="T18" style:family="text">
      <style:text-properties style:font-name="Times New Roman2" fo:font-size="16.5pt" fo:letter-spacing="-0.034cm" fo:font-weight="bold" style:font-size-asian="16.5pt" style:font-weight-asian="bold"/>
    </style:style>
    <style:style style:name="T19" style:family="text">
      <style:text-properties style:font-name="Times New Roman2" fo:font-size="16.5pt" fo:letter-spacing="-0.012cm" fo:font-weight="bold" style:font-size-asian="16.5pt" style:font-weight-asian="bold"/>
    </style:style>
    <style:style style:name="T20" style:family="text">
      <style:text-properties style:font-name="Times New Roman2" fo:font-size="16.5pt" fo:letter-spacing="-0.011cm" fo:font-weight="bold" style:font-size-asian="16.5pt" style:font-weight-asian="bold"/>
    </style:style>
    <style:style style:name="T21" style:family="text">
      <style:text-properties style:font-name="Times New Roman2" fo:font-size="16.5pt" fo:letter-spacing="-0.009cm" fo:font-weight="bold" style:font-size-asian="16.5pt" style:font-weight-asian="bold"/>
    </style:style>
    <style:style style:name="T22" style:family="text">
      <style:text-properties style:font-name="Times New Roman2" fo:font-size="16.5pt" fo:letter-spacing="-0.03cm" fo:font-weight="bold" style:font-size-asian="16.5pt" style:font-weight-asian="bold"/>
    </style:style>
    <style:style style:name="T23" style:family="text">
      <style:text-properties style:font-name="Arial Narrow"/>
    </style:style>
    <style:style style:name="T24" style:family="text">
      <style:text-properties officeooo:rsid="000a49b0"/>
    </style:style>
    <style:style style:name="T25" style:family="text">
      <style:text-properties officeooo:rsid="000ac500"/>
    </style:style>
    <style:style style:name="T26" style:family="text">
      <style:text-properties officeooo:rsid="000af416"/>
    </style:style>
    <style:style style:name="T27"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Symbols" style:num-format="1">
        <style:list-level-properties text:space-before="1.905cm" text:min-label-width="0.635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98cm" fo:text-indent="-0.635cm" fo:margin-left="1.2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19">Software Requirements Specification</text:p>
      <text:p text:style-name="P22">for</text:p>
      <text:p text:style-name="P19">4 En Línea</text:p>
      <text:p text:style-name="P20">Version 1.0 approved</text:p>
      <text:p text:style-name="P21">Prepared by Bentolila Fernando, Bongiovanni Ignacio, Ducculi Lucas</text:p>
      <text:p text:style-name="P20">UNRC</text:p>
      <text:p text:style-name="P20">21.04.2015</text:p>
      <text:p text:style-name="P23"/>
      <text:p text:style-name="P24">Table of Contents</text:p>
      <text:p text:style-name="P6"/>
      <text:p text:style-name="P8"/>
      <text:p text:style-name="P8"/>
      <text:p text:style-name="P24">Revision History</text:p>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25">Autor</text:p>
          </table:table-cell>
          <table:table-cell table:style-name="Table0.A1" office:value-type="string">
            <text:p text:style-name="P25">Fecha</text:p>
          </table:table-cell>
          <table:table-cell table:style-name="Table0.A1" office:value-type="string">
            <text:p text:style-name="P25">Comentario</text:p>
          </table:table-cell>
          <table:table-cell table:style-name="Table0.A1" office:value-type="string">
            <text:p text:style-name="P25">Version</text:p>
          </table:table-cell>
        </table:table-row>
        <table:table-row table:style-name="Table0.1">
          <table:table-cell table:style-name="Table0.A1" office:value-type="string">
            <text:p text:style-name="P25"><text:span text:style-name="T27">Lucas</text:span> </text:p>
          </table:table-cell>
          <table:table-cell table:style-name="Table0.A1" office:value-type="string">
            <text:p text:style-name="P26">07/04/15</text:p>
          </table:table-cell>
          <table:table-cell table:style-name="Table0.A1" office:value-type="string">
            <text:p text:style-name="P26">Inicialización del SRS</text:p>
          </table:table-cell>
          <table:table-cell table:style-name="Table0.A1" office:value-type="string">
            <text:p text:style-name="P26">0.01</text:p>
          </table:table-cell>
        </table:table-row>
        <table:table-row table:style-name="Table0.1">
          <table:table-cell table:style-name="Table0.A1" office:value-type="string">
            <text:p text:style-name="P26">Ignacio </text:p>
          </table:table-cell>
          <table:table-cell table:style-name="Table0.A1" office:value-type="string">
            <text:p text:style-name="P26">21/04/15</text:p>
          </table:table-cell>
          <table:table-cell table:style-name="Table0.A1" office:value-type="string">
            <text:p text:style-name="P26"><text:span text:style-name="T26">Actu</text:span>alización del SRS</text:p>
          </table:table-cell>
          <table:table-cell table:style-name="Table0.A1" office:value-type="string">
            <text:p text:style-name="P26">0.9</text:p>
          </table:table-cell>
        </table:table-row>
      </table:table>
      <text:p text:style-name="P2"/>
      <text:p text:style-name="P3"/>
      <text:p text:style-name="P23"/>
      <text:p text:style-name="P27">Introducción</text:p>
      <text:p text:style-name="P3">Este SRS se ha elaborado como un medio para describir los requerimientos para el proyecto de la materia “Análisis y Diseño de Sistemas” (3303) del primer cuatrimestre del año 2015 sobre una java applet <text:s/>del juego “4 en linea”</text:p>
      <text:p text:style-name="P12">Propósito </text:p>
      <text:p text:style-name="P9">El presente documento tiene como propósito definir las especificaciones funcionales, no funcionales y del sistema para la implementación de una aplicación remota que permitirá jugar al “4 en linea”. Donde dicha aplicación (API) será utilizada por dos usuarios mediante una GUI. </text:p>
      <text:p text:style-name="P12">Alcance</text:p>
      <text:p text:style-name="P9">El juego “4 en linea” será una aplicación basada en JAVA que funcionara en un entorno Cliente/Servidor que permitirá a dos usuarios acceder desde internet y jugar mediante un navegador web.<text:line-break/></text:p>
      <text:p text:style-name="P9"/>
      <text:p text:style-name="P9">Consideraciones de diseño:</text:p>
      <text:list xml:id="list7412885835520816983" text:style-name="L1">
        <text:list-item>
          <text:list>
            <text:list-item>
              <text:list>
                <text:list-item>
                  <text:p text:style-name="P87">El tablero estará ubicado al centro de la pantalla.</text:p>
                </text:list-item>
                <text:list-item>
                  <text:p text:style-name="P87">A los lados del tablero habrá información de cada jugador</text:p>
                </text:list-item>
              </text:list>
            </text:list-item>
          </text:list>
        </text:list-item>
      </text:list>
      <text:p text:style-name="P13">Definiciones, acrónimos y abreviaciones</text:p>
      <text:p text:style-name="P5"><text:span text:style-name="T3">4 en linea</text:span><text:span text:style-name="T1">: El objetivo de "4 en linea" es alinear cuatro fichas sobre un tablero formado por seis filas y siete columnas. Cada jugador dispone de 21 fichas de un color (por lo general, rojas o amarillas).Por turnos, los jugadores deben introducir una ficha en la columna que prefieran (siempre que no esté completa) y ésta caerá a la posición más baja. Gana la partida el primero que consiga alinear cuatro fichas consecutivas de un mismo color en horizontal, vertical diagonal. Si todas las columnas están llenas pero nadie ha hecho una fila válida, hay empate.</text:span></text:p>
      <text:p text:style-name="P9"/>
      <text:p text:style-name="P5"><text:span text:style-name="T3">GUI</text:span><text:span text:style-name="T1">: Interfaz Gráfica de Usuario.</text:span></text:p>
      <text:p text:style-name="P5"><text:span text:style-name="T3">API</text:span><text:span text:style-name="T1">: Interfaz de programación de aplicaciones.</text:span></text:p>
      <text:p text:style-name="P5"><text:span text:style-name="T3">IA</text:span><text:span text:style-name="T1">: Inteligencia Artificial.</text:span></text:p>
      <text:p text:style-name="P12">1.4<text:tab/>Glosario</text:p>
      <text:p text:style-name="P5"><text:span text:style-name="T3">Cliente/Servidor</text:span><text:span text:style-name="T1">: La arquitectura cliente-servidor es un modelo de aplicación distribuida en el que las tareas se reparten entre los proveedores de recursos o servicios, llamados </text:span><text:span text:style-name="T2">servidores</text:span><text:span text:style-name="T1">, y los demandantes, llamados </text:span><text:span text:style-name="T2">clientes</text:span><text:span text:style-name="T1">. Un cliente realiza peticiones a otro programa, el servidor, que le da respuesta.</text:span></text:p>
      <text:p text:style-name="P9"/>
      <text:p text:style-name="P5"><text:soft-page-break/><text:span text:style-name="T3">Java</text:span><text:span text:style-name="T1">: Es un lenguaje de programación orientado a objetos. Que permite el desarrollo de una aplicación para algún uso específico.</text:span></text:p>
      <text:p text:style-name="P9"/>
      <text:p text:style-name="P5"><text:span text:style-name="T3">Internet</text:span><text:span text:style-name="T1">: Es un método de interconexión descentralizada de redes de computadoras implementado en un conjunto de protocolos denominado TCP/IP. </text:span></text:p>
      <text:p text:style-name="P9"/>
      <text:p text:style-name="P12">1.5<text:tab/>Personal Involucrado</text:p>
      <text:p text:style-name="P12">1.6<text:tab/>Visión Global</text:p>
      <text:p text:style-name="P3">En el presente documento se encontrará la información acerca de las características del producto de software, interfases del usuario, interfases del sistema, características de los usuarios, descripción de los requerimientos funcionales, no funcionales y del sistema, los cuales se representan mediante el siguiente formato.</text:p>
      <text:p text:style-name="P7"/>
      <table:table table:name="Tabla2" table:style-name="Tabla2">
        <table:table-column table:style-name="Tabla2.A"/>
        <table:table-column table:style-name="Tabla2.B"/>
        <table:table-row>
          <table:table-cell table:style-name="Tabla2.A1" office:value-type="string">
            <text:p text:style-name="P14">Id:</text:p>
          </table:table-cell>
          <table:table-cell table:style-name="Tabla2.B1" office:value-type="string">
            <text:p text:style-name="P14">Identificador de la funcionalidad</text:p>
          </table:table-cell>
        </table:table-row>
        <table:table-row>
          <table:table-cell table:style-name="Tabla2.A2" office:value-type="string">
            <text:p text:style-name="P14">Nombre:</text:p>
          </table:table-cell>
          <table:table-cell table:style-name="Tabla2.B2" office:value-type="string">
            <text:p text:style-name="P14">Nombre de la funcionalidad</text:p>
          </table:table-cell>
        </table:table-row>
        <table:table-row>
          <table:table-cell table:style-name="Tabla2.A2" office:value-type="string">
            <text:p text:style-name="P14">Descripción:</text:p>
          </table:table-cell>
          <table:table-cell table:style-name="Tabla2.B2" office:value-type="string">
            <text:p text:style-name="P14">Descripción breve de los requerimientos de la funcionalidad</text:p>
          </table:table-cell>
        </table:table-row>
        <table:table-row>
          <table:table-cell table:style-name="Tabla2.A2" office:value-type="string">
            <text:p text:style-name="P14">Tipo:</text:p>
          </table:table-cell>
          <table:table-cell table:style-name="Tabla2.B2" office:value-type="string">
            <text:p text:style-name="P14">[ bug | new ]</text:p>
          </table:table-cell>
        </table:table-row>
        <table:table-row>
          <table:table-cell table:style-name="Tabla2.A2" office:value-type="string">
            <text:p text:style-name="P14">Estimación:</text:p>
          </table:table-cell>
          <table:table-cell table:style-name="Tabla2.B2" office:value-type="string">
            <text:p text:style-name="P14">[0,1,2,4,8] <text:s text:c="2"/>Ej: 4 (corresponde a 8 hs)</text:p>
          </table:table-cell>
        </table:table-row>
        <table:table-row>
          <table:table-cell table:style-name="Tabla2.A2" office:value-type="string">
            <text:p text:style-name="P14">Cond. De Satisf:</text:p>
          </table:table-cell>
          <table:table-cell table:style-name="Tabla2.B2" office:value-type="string">
            <text:p text:style-name="P14">Condiciones para que sea aprobada la funcionalidad</text:p>
          </table:table-cell>
        </table:table-row>
      </table:table>
      <text:p text:style-name="P4"/>
      <text:p text:style-name="P4">2. Descripción Global</text:p>
      <text:p text:style-name="P4"/>
      <text:p text:style-name="P28">2.1 Perspectiva del Producto </text:p>
      <text:p text:style-name="P29"/>
      <text:p text:style-name="P30"><text:span text:style-name="T9">El </text:span><text:span text:style-name="T10">juego 4 en Linea</text:span><text:span text:style-name="T9"> será un producto que trabajara en forma Cliente/Servidor, además de </text:span><text:span text:style-name="T6">trabajar de manera independiente con lo que no interactuara con otros sistemas. </text:span></text:p>
      <text:p text:style-name="P31">2.2 Funciones del Producto </text:p>
      <text:p text:style-name="P32"/>
      <text:p text:style-name="P33">El <text:span text:style-name="T24">juego 4 en Línea</text:span> permitirá realizar las siguientes funciones: </text:p>
      <text:list xml:id="list3193911969560023315" text:style-name="L2">
        <text:list-item>
          <text:p text:style-name="P88"><text:span text:style-name="T11"><text:s/></text:span><text:span text:style-name="T14">Partida entre dos jugadores humanos.</text:span></text:p>
        </text:list-item>
        <text:list-item>
          <text:p text:style-name="P89"><text:span text:style-name="T14">C</text:span><text:span text:style-name="T13">onsultar ranking de cada jugador</text:span></text:p>
        </text:list-item>
      </text:list>
      <text:p text:style-name="P34">2.3 Característica del usuario </text:p>
      <text:p text:style-name="P35"/>
      <text:p text:style-name="P36"><text:soft-page-break/>El <text:span text:style-name="T24">juego</text:span> contendrá <text:span text:style-name="T24">1</text:span> tipo de usuario que interactúa <text:span text:style-name="T24">con el sistema y con otro usuario.</text:span> </text:p>
      <text:p text:style-name="P37"><text:span text:style-name="T18">2.3.1 </text:span><text:span text:style-name="T23"><text:tab/></text:span><text:span text:style-name="T19">Perfil de usuario </text:span></text:p>
      <text:p text:style-name="P38"/>
      <text:p text:style-name="P39">Cada usuario tendrá un perfil específico para que su interacción con el sistema sea </text:p>
      <text:p text:style-name="P40">correcta y no conlleve a fallos: </text:p>
      <text:p text:style-name="P41"/>
      <text:p text:style-name="P42"><text:span text:style-name="T5">Jugador</text:span><text:span text:style-name="T4">:</text:span><text:span text:style-name="T8"> Persona que</text:span><text:span text:style-name="T15"> </text:span><text:span text:style-name="T16">desde un navegador toma decisiones sobre la partida.</text:span></text:p>
      <text:p text:style-name="P42"/>
      <text:p text:style-name="P45">2.4 Restricciones generales </text:p>
      <text:p text:style-name="P46"/>
      <text:p text:style-name="P47"/>
      <text:p text:style-name="P48"><text:span text:style-name="T18">2.4.1 </text:span><text:span text:style-name="T23"><text:tab/></text:span><text:span text:style-name="T19">Políticas Reguladoras </text:span></text:p>
      <text:p text:style-name="P49"/>
      <text:p text:style-name="P50">La aplicación se desarrollara mediante software de licencia abierta por lo tanto no se deberá pagar por el uso de: servidor WEB (APACHE), Sistema de Gestión de Base de </text:p>
      <text:p text:style-name="P44">Datos (<text:span text:style-name="T24">ActiveJDBC, MySQL</text:span>) y el lenguaje de programación (JAVA), por lo tanto, la utilización </text:p>
      <text:p text:style-name="P51">de estos programas se hará mediantes las políticas establecidas por este tipo de </text:p>
      <text:p text:style-name="P53">licenciamiento. </text:p>
      <text:p text:style-name="P54"><text:span text:style-name="T18">2.4.2 </text:span><text:span text:style-name="T23"><text:tab/></text:span><text:span text:style-name="T20">Limitaciones de Hardware </text:span></text:p>
      <text:p text:style-name="P55"/>
      <text:p text:style-name="P43"><text:span text:style-name="T12">Para esta aplicación será necesario un computador con acceso a internet</text:span><text:span text:style-name="T16">.</text:span></text:p>
      <text:p text:style-name="P43"/>
      <text:p text:style-name="P56"><text:span text:style-name="T18">2.4.3 </text:span><text:span text:style-name="T23"><text:tab/></text:span><text:span text:style-name="T21">Interfaces con otras aplicaciones </text:span></text:p>
      <text:p text:style-name="P57"/>
      <text:p text:style-name="P52"><text:span text:style-name="T14">Se desarrolla una interfase para trabajar via web</text:span><text:span text:style-name="T13">. </text:span></text:p>
      <text:p text:style-name="P58"><text:span text:style-name="T18">2.4.4 </text:span><text:span text:style-name="T23"><text:tab/></text:span><text:span text:style-name="T20">Funcionamiento Paralelo </text:span></text:p>
      <text:p text:style-name="P59"/>
      <text:p text:style-name="P60">No es condición del Proyecto </text:p>
      <text:p text:style-name="P61"><text:span text:style-name="T18">2.4.5 </text:span><text:span text:style-name="T23"><text:tab/></text:span><text:span text:style-name="T20">Funciones de Auditoria </text:span></text:p>
      <text:p text:style-name="P62"/>
      <text:p text:style-name="P60">No es condición del Proyecto </text:p>
      <text:p text:style-name="P63"><text:span text:style-name="T18">2.4.6 </text:span><text:span text:style-name="T23"><text:tab/></text:span><text:span text:style-name="T19">Funciones de Control </text:span></text:p>
      <text:p text:style-name="P64"/>
      <text:p text:style-name="P30"><text:span text:style-name="T11">El sistema debe controlar los permisos que tiene cada usuario para su accesibilidad de </text:span><text:span text:style-name="T9">una manera correcta, de tal forma que pueda acceder la información que le corresponde </text:span><text:span text:style-name="T6">de acuerdo a su rol. Debe tener controles adecuados para la validación de datos. </text:span></text:p>
      <text:p text:style-name="P65"><text:soft-page-break/><text:span text:style-name="T18">2.4.7 </text:span><text:span text:style-name="T23"><text:tab/></text:span><text:span text:style-name="T20">Requisitos del Lenguaje </text:span></text:p>
      <text:p text:style-name="P66"/>
      <text:p text:style-name="P67"><text:span text:style-name="T6">Todo el material que se realice para el usuario y la aplicación debe de estar en lenguaje </text:span><text:span text:style-name="T17">Español. </text:span></text:p>
      <text:p text:style-name="P68"><text:span text:style-name="T18">2.4.8 </text:span><text:span text:style-name="T23"><text:tab/></text:span><text:span text:style-name="T19">Protocolos Señalados </text:span></text:p>
      <text:p text:style-name="P69"/>
      <text:p text:style-name="P70">Se usará protocolos de comunicación TCP/IP. </text:p>
      <text:p text:style-name="P71"><text:span text:style-name="T18">2.4.9 </text:span><text:span text:style-name="T23"><text:tab/></text:span><text:span text:style-name="T21">Credibilidad de la aplicación </text:span></text:p>
      <text:p text:style-name="P72"/>
      <text:p text:style-name="P73">Para garantizar una buena credibilidad el sistema deberá ser sometido a una serie de </text:p>
      <text:p text:style-name="P74">pruebas para establecer que se encuentra acorde a los requerimientos que se plasman en </text:p>
      <text:p text:style-name="P75">el documento en tanto a la consistencia de datos como al rendimiento de la aplicación, </text:p>
      <text:p text:style-name="P76">tales como tiempos de respuesta. </text:p>
      <text:p text:style-name="P77"><text:span text:style-name="T22">2.4.10 </text:span><text:span text:style-name="T23"><text:tab/></text:span><text:span text:style-name="T20">Consideraciones de seguridad </text:span></text:p>
      <text:p text:style-name="P78"/>
      <text:p text:style-name="P79">Cada usuario deberá autenticarse y su acceso verificado por una sola Terminal para su respectiva labor de acuerdo a lo que su rol especifique. Todas las claves de seguridad </text:p>
      <text:p text:style-name="P80">deberán estar seguras y en su defecto encriptadas en la base de datos para dar una buena </text:p>
      <text:p text:style-name="P91">seguridad al sistema y su información. <text:s/></text:p>
      <text:p text:style-name="P43"/>
      <text:p text:style-name="P43"/>
      <text:p text:style-name="P43"/>
      <text:h text:style-name="P94" text:outline-level="1">3 Requerimientos específicos </text:h>
      <text:p text:style-name="P81"/>
      <text:p text:style-name="P82"/>
      <text:p text:style-name="P83">3.1 Requerimientos de interfaces externas </text:p>
      <text:p text:style-name="P84"/>
      <text:p text:style-name="P85"><text:span text:style-name="T6">El </text:span><text:span text:style-name="T7">juego</text:span><text:span text:style-name="T6"> no tendrá interconexión con otros sistemas de información, por lo </text:span><text:span text:style-name="T13">tanto no es necesaria la utilización de interfaz alguna. </text:span></text:p>
      <text:p text:style-name="P86"><text:span text:style-name="T6">La relación con un servidor Web, DNS y Gestor de Base de Datos se hará a través de </text:span><text:span text:style-name="T13">los archivos de configuración de estos. </text:span></text:p>
      <text:h text:style-name="P95" text:outline-level="1">3.2 Requerimientos funcionales </text:h>
      <text:p text:style-name="P92"/>
      <table:table table:name="Tabla1" table:style-name="Tabla1">
        <table:table-column table:style-name="Tabla1.A"/>
        <table:table-column table:style-name="Tabla1.B"/>
        <text:soft-page-break/>
        <table:table-row>
          <table:table-cell table:style-name="Tabla1.A1" office:value-type="string">
            <text:p text:style-name="P14">Id:</text:p>
          </table:table-cell>
          <table:table-cell table:style-name="Tabla1.B1" office:value-type="string">
            <text:p text:style-name="P16">0<text:span text:style-name="T25">0</text:span></text:p>
          </table:table-cell>
        </table:table-row>
        <table:table-row>
          <table:table-cell table:style-name="Tabla1.A2" office:value-type="string">
            <text:p text:style-name="P14">Nombre:</text:p>
          </table:table-cell>
          <table:table-cell table:style-name="Tabla1.B2" office:value-type="string">
            <text:p text:style-name="P93">Creación de Usuario</text:p>
          </table:table-cell>
        </table:table-row>
        <table:table-row>
          <table:table-cell table:style-name="Tabla1.A2" office:value-type="string">
            <text:p text:style-name="P14">Descripción:</text:p>
          </table:table-cell>
          <table:table-cell table:style-name="Tabla1.B2" office:value-type="string">
            <text:p text:style-name="P16"><text:span text:style-name="T25">Cada usuario da su nombre, apellido y email, y si este no existe en la base de datos se crea un nuevo perfil.</text:span> </text:p>
          </table:table-cell>
        </table:table-row>
        <table:table-row>
          <table:table-cell table:style-name="Tabla1.A2" office:value-type="string">
            <text:p text:style-name="P14">Estimación:</text:p>
          </table:table-cell>
          <table:table-cell table:style-name="Tabla1.B2" office:value-type="string">
            <text:p text:style-name="P16">4</text:p>
          </table:table-cell>
        </table:table-row>
        <table:table-row>
          <table:table-cell table:style-name="Tabla1.A2" office:value-type="string">
            <text:p text:style-name="P14">Cond. De Satisf:</text:p>
          </table:table-cell>
          <table:table-cell table:style-name="Tabla1.B2" office:value-type="string">
            <text:p text:style-name="P18">Cada jugador tiene asignado un nombre y este se encuentra en la base de datos</text:p>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15">Id:</text:p>
          </table:table-cell>
          <table:table-cell table:style-name="Tabla3.B1" office:value-type="string">
            <text:p text:style-name="P17">0<text:span text:style-name="T25">1</text:span></text:p>
          </table:table-cell>
        </table:table-row>
        <table:table-row>
          <table:table-cell table:style-name="Tabla3.A2" office:value-type="string">
            <text:p text:style-name="P15">Nombre:</text:p>
          </table:table-cell>
          <table:table-cell table:style-name="Tabla3.B2" office:value-type="string">
            <text:p text:style-name="P18">Creación de partida</text:p>
          </table:table-cell>
        </table:table-row>
        <table:table-row>
          <table:table-cell table:style-name="Tabla3.A2" office:value-type="string">
            <text:p text:style-name="P15">Descripción:</text:p>
          </table:table-cell>
          <table:table-cell table:style-name="Tabla3.B2" office:value-type="string">
            <text:p text:style-name="P17"><text:span text:style-name="T25">Debe iniciarse una partida que da lugar a dos jugadores</text:span> </text:p>
          </table:table-cell>
        </table:table-row>
        <table:table-row>
          <table:table-cell table:style-name="Tabla3.A2" office:value-type="string">
            <text:p text:style-name="P15">Estimación:</text:p>
          </table:table-cell>
          <table:table-cell table:style-name="Tabla3.B2" office:value-type="string">
            <text:p text:style-name="P17">4</text:p>
          </table:table-cell>
        </table:table-row>
        <table:table-row>
          <table:table-cell table:style-name="Tabla3.A2" office:value-type="string">
            <text:p text:style-name="P15">Cond. De Satisf:</text:p>
          </table:table-cell>
          <table:table-cell table:style-name="Tabla3.B2" office:value-type="string">
            <text:p text:style-name="P18">Ambos jugadores pueden participar del juego</text:p>
          </table:table-cell>
        </table:table-row>
      </table:table>
      <text:p text:style-name="P11"/>
      <table:table table:name="Tabla4" table:style-name="Tabla4">
        <table:table-column table:style-name="Tabla4.A"/>
        <table:table-column table:style-name="Tabla4.B"/>
        <table:table-row>
          <table:table-cell table:style-name="Tabla4.A1" office:value-type="string">
            <text:p text:style-name="P15">Id:</text:p>
          </table:table-cell>
          <table:table-cell table:style-name="Tabla4.B1" office:value-type="string">
            <text:p text:style-name="P17">0<text:span text:style-name="T25">2</text:span></text:p>
          </table:table-cell>
        </table:table-row>
        <table:table-row>
          <table:table-cell table:style-name="Tabla4.A2" office:value-type="string">
            <text:p text:style-name="P15">Nombre:</text:p>
          </table:table-cell>
          <table:table-cell table:style-name="Tabla4.B2" office:value-type="string">
            <text:p text:style-name="P18">Realizar Jugada</text:p>
          </table:table-cell>
        </table:table-row>
        <table:table-row>
          <table:table-cell table:style-name="Tabla4.A2" office:value-type="string">
            <text:p text:style-name="P15">Descripción:</text:p>
          </table:table-cell>
          <table:table-cell table:style-name="Tabla4.B2" office:value-type="string">
            <text:p text:style-name="P18">Un jugador debe indicar en que columna lanzar una ficha</text:p>
          </table:table-cell>
        </table:table-row>
        <table:table-row>
          <table:table-cell table:style-name="Tabla4.A2" office:value-type="string">
            <text:p text:style-name="P15">Estimación:</text:p>
          </table:table-cell>
          <table:table-cell table:style-name="Tabla4.B2" office:value-type="string">
            <text:p text:style-name="P17">4</text:p>
          </table:table-cell>
        </table:table-row>
        <table:table-row>
          <table:table-cell table:style-name="Tabla4.A2" office:value-type="string">
            <text:p text:style-name="P15">Cond. De Satisf:</text:p>
          </table:table-cell>
          <table:table-cell table:style-name="Tabla4.B2" office:value-type="string">
            <text:p text:style-name="P18">Una ficha es colocada en la columna elegida por el jugador y en la fila correspondiente </text:p>
          </table:table-cell>
        </table:table-row>
      </table:table>
      <text:p text:style-name="P11"/>
      <table:table table:name="Tabla5" table:style-name="Tabla5">
        <table:table-column table:style-name="Tabla5.A"/>
        <table:table-column table:style-name="Tabla5.B"/>
        <table:table-row>
          <table:table-cell table:style-name="Tabla5.A1" office:value-type="string">
            <text:p text:style-name="P15">Id:</text:p>
          </table:table-cell>
          <table:table-cell table:style-name="Tabla5.B1" office:value-type="string">
            <text:p text:style-name="P17">0<text:span text:style-name="T25">3</text:span></text:p>
          </table:table-cell>
        </table:table-row>
        <table:table-row>
          <table:table-cell table:style-name="Tabla5.A2" office:value-type="string">
            <text:p text:style-name="P15">Nombre:</text:p>
          </table:table-cell>
          <table:table-cell table:style-name="Tabla5.B2" office:value-type="string">
            <text:p text:style-name="P18">Cambio de turno</text:p>
          </table:table-cell>
        </table:table-row>
        <table:table-row>
          <table:table-cell table:style-name="Tabla5.A2" office:value-type="string">
            <text:p text:style-name="P15">Descripción:</text:p>
          </table:table-cell>
          <table:table-cell table:style-name="Tabla5.B2" office:value-type="string">
            <text:p text:style-name="P17"><text:span text:style-name="T25">Después de que un jugador realiza una jugada, es turno del otro jugador</text:span> </text:p>
          </table:table-cell>
        </table:table-row>
        <table:table-row>
          <table:table-cell table:style-name="Tabla5.A2" office:value-type="string">
            <text:p text:style-name="P15">Estimación:</text:p>
          </table:table-cell>
          <table:table-cell table:style-name="Tabla5.B2" office:value-type="string">
            <text:p text:style-name="P17">4</text:p>
          </table:table-cell>
        </table:table-row>
        <table:table-row>
          <table:table-cell table:style-name="Tabla5.A2" office:value-type="string">
            <text:p text:style-name="P15">Cond. De Satisf:</text:p>
          </table:table-cell>
          <table:table-cell table:style-name="Tabla5.B2" office:value-type="string">
            <text:p text:style-name="P18">Un jugador puede realizar una jugada después de otro</text:p>
          </table:table-cell>
        </table:table-row>
      </table:table>
      <text:p text:style-name="P11"/>
      <table:table table:name="Tabla7" table:style-name="Tabla7">
        <table:table-column table:style-name="Tabla7.A"/>
        <table:table-column table:style-name="Tabla7.B"/>
        <table:table-row>
          <table:table-cell table:style-name="Tabla7.A1" office:value-type="string">
            <text:p text:style-name="P15">Id:</text:p>
          </table:table-cell>
          <table:table-cell table:style-name="Tabla7.B1" office:value-type="string">
            <text:p text:style-name="P17">0<text:span text:style-name="T25">4</text:span></text:p>
          </table:table-cell>
        </table:table-row>
        <table:table-row>
          <table:table-cell table:style-name="Tabla7.A2" office:value-type="string">
            <text:p text:style-name="P15">Nombre:</text:p>
          </table:table-cell>
          <table:table-cell table:style-name="Tabla7.B2" office:value-type="string">
            <text:p text:style-name="P18">Mostrar grilla</text:p>
          </table:table-cell>
        </table:table-row>
        <table:table-row>
          <table:table-cell table:style-name="Tabla7.A2" office:value-type="string">
            <text:p text:style-name="P15">Descripción:</text:p>
          </table:table-cell>
          <table:table-cell table:style-name="Tabla7.B2" office:value-type="string">
            <text:p text:style-name="P18">Se muestra el estado de la grilla después de cada jugada.</text:p>
          </table:table-cell>
        </table:table-row>
        <table:table-row>
          <table:table-cell table:style-name="Tabla7.A2" office:value-type="string">
            <text:p text:style-name="P15">Estimación:</text:p>
          </table:table-cell>
          <table:table-cell table:style-name="Tabla7.B2" office:value-type="string">
            <text:p text:style-name="P17">4</text:p>
          </table:table-cell>
        </table:table-row>
        <table:table-row>
          <table:table-cell table:style-name="Tabla7.A2" office:value-type="string">
            <text:p text:style-name="P15">Cond. De Satisf:</text:p>
          </table:table-cell>
          <table:table-cell table:style-name="Tabla7.B2" office:value-type="string">
            <text:p text:style-name="P18">Cada jugador puede ver el estado de la grilla</text:p>
          </table:table-cell>
        </table:table-row>
      </table:table>
      <text:p text:style-name="P11"/>
      <table:table table:name="Tabla6" table:style-name="Tabla6">
        <table:table-column table:style-name="Tabla6.A"/>
        <table:table-column table:style-name="Tabla6.B"/>
        <text:soft-page-break/>
        <table:table-row>
          <table:table-cell table:style-name="Tabla6.A1" office:value-type="string">
            <text:p text:style-name="P15">Id:</text:p>
          </table:table-cell>
          <table:table-cell table:style-name="Tabla6.B1" office:value-type="string">
            <text:p text:style-name="P17">0<text:span text:style-name="T25">5</text:span></text:p>
          </table:table-cell>
        </table:table-row>
        <table:table-row>
          <table:table-cell table:style-name="Tabla6.A2" office:value-type="string">
            <text:p text:style-name="P15">Nombre:</text:p>
          </table:table-cell>
          <table:table-cell table:style-name="Tabla6.B2" office:value-type="string">
            <text:p text:style-name="P18">Fin de la partida</text:p>
          </table:table-cell>
        </table:table-row>
        <table:table-row>
          <table:table-cell table:style-name="Tabla6.A2" office:value-type="string">
            <text:p text:style-name="P15">Descripción:</text:p>
          </table:table-cell>
          <table:table-cell table:style-name="Tabla6.B2" office:value-type="string">
            <text:p text:style-name="P18">Cuando hay 4 fichas del mismo jugador alineadas, se da como vencedor a tal jugador</text:p>
          </table:table-cell>
        </table:table-row>
        <table:table-row>
          <table:table-cell table:style-name="Tabla6.A2" office:value-type="string">
            <text:p text:style-name="P15">Estimación:</text:p>
          </table:table-cell>
          <table:table-cell table:style-name="Tabla6.B2" office:value-type="string">
            <text:p text:style-name="P17">4</text:p>
          </table:table-cell>
        </table:table-row>
        <table:table-row>
          <table:table-cell table:style-name="Tabla6.A2" office:value-type="string">
            <text:p text:style-name="P15">Cond. De Satisf:</text:p>
          </table:table-cell>
          <table:table-cell table:style-name="Tabla6.B2" office:value-type="string">
            <text:p text:style-name="P18">Se informa que ha finalizado el juego y se anuncia al vencedor</text:p>
          </table:table-cell>
        </table:table-row>
      </table:table>
      <text:p text:style-name="P11"/>
      <text:p text:style-name="P11"/>
      <table:table table:name="Tabla8" table:style-name="Tabla8">
        <table:table-column table:style-name="Tabla8.A"/>
        <table:table-column table:style-name="Tabla8.B"/>
        <table:table-row>
          <table:table-cell table:style-name="Tabla8.A1" office:value-type="string">
            <text:p text:style-name="P15">Id:</text:p>
          </table:table-cell>
          <table:table-cell table:style-name="Tabla8.B1" office:value-type="string">
            <text:p text:style-name="P17">0<text:span text:style-name="T25">6</text:span></text:p>
          </table:table-cell>
        </table:table-row>
        <table:table-row>
          <table:table-cell table:style-name="Tabla8.A2" office:value-type="string">
            <text:p text:style-name="P15">Nombre:</text:p>
          </table:table-cell>
          <table:table-cell table:style-name="Tabla8.B2" office:value-type="string">
            <text:p text:style-name="P18">Actualizar rankings</text:p>
          </table:table-cell>
        </table:table-row>
        <table:table-row>
          <table:table-cell table:style-name="Tabla8.A2" office:value-type="string">
            <text:p text:style-name="P15">Descripción:</text:p>
          </table:table-cell>
          <table:table-cell table:style-name="Tabla8.B2" office:value-type="string">
            <text:p text:style-name="P18">Después de cada partida se actualizan los rankings de cada jugador.</text:p>
          </table:table-cell>
        </table:table-row>
        <table:table-row>
          <table:table-cell table:style-name="Tabla8.A2" office:value-type="string">
            <text:p text:style-name="P15">Estimación:</text:p>
          </table:table-cell>
          <table:table-cell table:style-name="Tabla8.B2" office:value-type="string">
            <text:p text:style-name="P17">4</text:p>
          </table:table-cell>
        </table:table-row>
        <table:table-row>
          <table:table-cell table:style-name="Tabla8.A2" office:value-type="string">
            <text:p text:style-name="P15">Cond. De Satisf:</text:p>
          </table:table-cell>
          <table:table-cell table:style-name="Tabla8.B2" office:value-type="string">
            <text:p text:style-name="P18">Después de cada partida cada jugador tiene su ranking actualizado.</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ce style:name="Times New Roman1" svg:font-family="'Times New Roman'"/>
    <style:font-face style:name="Times" svg:font-family="Times, &amp;apos, 'Times New Roman&amp;apos'"/>
    <style:font-face style:name="Arial Narrow" svg:font-family="'Arial Narrow'" style:font-family-generic="roman"/>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0.423cm" fo:text-align="center" style:justify-single-word="false">
        <style:tab-stops>
          <style:tab-stop style:position="8.255cm" style:type="center"/>
          <style:tab-stop style:position="16.51cm" style:type="right"/>
        </style:tab-stops>
      </style:paragraph-properties>
      <style:text-properties style:font-name="Times" fo:font-size="10pt" fo:font-style="italic" fo:font-weight="bold" style:font-name-asian="Times" style:font-size-asian="10pt" style:font-style-asian="italic" style:font-weight-asian="bold" style:font-name-complex="Times" style:font-size-complex="10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3.711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5T11:29:03.414862702</dc:date>
    <meta:generator>LibreOffice/4.2.8.2$Linux_X86_64 LibreOffice_project/420m0$Build-2</meta:generator>
    <meta:editing-duration>PT19S</meta:editing-duration>
    <meta:editing-cycles>3</meta:editing-cycles>
    <meta:document-statistic meta:table-count="9" meta:image-count="0" meta:object-count="0" meta:page-count="8" meta:paragraph-count="171" meta:word-count="1189" meta:character-count="7454" meta:non-whitespace-character-count="6372"/>
  </office:meta>
</office:document-meta>
</file>